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7e7d" officeooo:paragraph-rsid="001a7e7d"/>
    </style:style>
    <style:style style:name="P2" style:family="paragraph" style:parent-style-name="Standard">
      <style:text-properties officeooo:rsid="001bd52d" officeooo:paragraph-rsid="001bd52d"/>
    </style:style>
    <style:style style:name="T1" style:family="text">
      <style:text-properties officeooo:rsid="001c5ea2"/>
    </style:style>
    <style:style style:name="T2" style:family="text">
      <style:text-properties officeooo:rsid="001e48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 = IR</text:p>
      <text:p text:style-name="P1"/>
      <text:p text:style-name="P2">I have a DL5516 photoresistor</text:p>
      <text:p text:style-name="P1"/>
      <text:p text:style-name="P1">Step1: <text:span text:style-name="T1">Find the</text:span> total current</text:p>
      <text:p text:style-name="P1">Step2: <text:span text:style-name="T2">Find the</text:span> total drop in voltage</text:p>
      <text:p text:style-name="P1"/>
      <text:p text:style-name="P1">UNITS:</text:p>
      <text:p text:style-name="P1">V = volts</text:p>
      <text:p text:style-name="P1">mV = milli-volts</text:p>
      <text:p text:style-name="P1">uV = micro-vol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8:27:23.406388701</meta:creation-date>
    <dc:date>2019-04-05T08:22:10.243338083</dc:date>
    <meta:editing-duration>PT2M35S</meta:editing-duration>
    <meta:editing-cycles>4</meta:editing-cycles>
    <meta:generator>LibreOffice/5.2.7.2$Linux_ARM_EABI LibreOffice_project/20m0$Build-2</meta:generator>
    <meta:document-statistic meta:table-count="0" meta:image-count="0" meta:object-count="0" meta:page-count="1" meta:paragraph-count="8" meta:word-count="30" meta:character-count="148" meta:non-whitespace-character-count="126"/>
  </office:meta>
</office:document-meta>
</file>